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DynamicProxyTests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DynamicProxyTests.testVarargsWithEnu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DynamicProxyTests.testProxyIsJus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s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DynamicProxyTests.testN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DynamicProxyTests.createAopProxy( AdvisedSupport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Bar.getFoo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kDynamicProxyTests.testTargetCanGetInvocationWithPrivat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dkDynamicProxyTests.testProxyNotWrappedIfIn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kDynamicProxyTests.testInterceptorIsInvokedWithNo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Bar.getBar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DynamicProxyTests.testEqualsAndHashCode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argTestBean.doWithVarargs( V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DynamicProxyTests.createProxy( ProxyCreatorSupport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kDynamicProxyTests.assertions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